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847cm" fo:margin-right="0cm" fo:orphans="0" fo:widows="0" fo:text-indent="-0.847cm" style:auto-text-indent="false"/>
      <style:text-properties officeooo:paragraph-rsid="0012eb47"/>
    </style:style>
    <style:style style:name="P2" style:family="paragraph" style:parent-style-name="Text_20_body">
      <style:text-properties officeooo:rsid="0012eb47" officeooo:paragraph-rsid="0012eb47"/>
    </style:style>
    <style:style style:name="P3" style:family="paragraph" style:parent-style-name="Standard">
      <style:paragraph-properties fo:margin-left="0.847cm" fo:margin-right="0cm" fo:orphans="0" fo:widows="0" fo:text-indent="-0.847cm" style:auto-text-indent="false"/>
      <style:text-properties officeooo:rsid="0012eb47" officeooo:paragraph-rsid="0012eb47" style:font-name-complex="Calibri" style:font-size-complex="12pt"/>
    </style:style>
    <style:style style:name="P4" style:family="paragraph" style:parent-style-name="Heading_20_2">
      <style:text-properties officeooo:rsid="000b17e4" officeooo:paragraph-rsid="000b17e4"/>
    </style:style>
    <style:style style:name="P5" style:family="paragraph" style:parent-style-name="Heading_20_2">
      <style:text-properties officeooo:rsid="0012eb47" officeooo:paragraph-rsid="0012eb47"/>
    </style:style>
    <style:style style:name="P6" style:family="paragraph" style:parent-style-name="Heading_20_2">
      <style:text-properties officeooo:rsid="0012e947" officeooo:paragraph-rsid="0016381a"/>
    </style:style>
    <style:style style:name="P7" style:family="paragraph" style:parent-style-name="Heading_20_2">
      <style:text-properties officeooo:paragraph-rsid="000e8154"/>
    </style:style>
    <style:style style:name="P8" style:family="paragraph" style:parent-style-name="Text_20_body">
      <style:text-properties fo:font-weight="bold" officeooo:rsid="0003f174" officeooo:paragraph-rsid="000b17e4" style:font-weight-asian="bold" style:font-weight-complex="bold"/>
    </style:style>
    <style:style style:name="P9" style:family="paragraph" style:parent-style-name="Text_20_body">
      <style:text-properties fo:font-style="normal" officeooo:rsid="0010333f" officeooo:paragraph-rsid="0010333f" style:font-style-asian="normal" style:font-style-complex="normal"/>
    </style:style>
    <style:style style:name="P10" style:family="paragraph" style:parent-style-name="Text_20_body">
      <style:text-properties officeooo:paragraph-rsid="000b17e4"/>
    </style:style>
    <style:style style:name="P11" style:family="paragraph" style:parent-style-name="Text_20_body">
      <style:text-properties officeooo:rsid="0012e947" officeooo:paragraph-rsid="0016381a"/>
    </style:style>
    <style:style style:name="P12" style:family="paragraph" style:parent-style-name="Text_20_body">
      <style:text-properties officeooo:rsid="0016381a" officeooo:paragraph-rsid="0016381a"/>
    </style:style>
    <style:style style:name="P13" style:family="paragraph" style:parent-style-name="Text_20_body">
      <style:text-properties officeooo:rsid="000cd2cb" officeooo:paragraph-rsid="0016381a"/>
    </style:style>
    <style:style style:name="P14" style:family="paragraph" style:parent-style-name="Text_20_body">
      <style:text-properties officeooo:rsid="0012eb47" officeooo:paragraph-rsid="0012eb47"/>
    </style:style>
    <style:style style:name="T1" style:family="text">
      <style:text-properties officeooo:rsid="00004ef9"/>
    </style:style>
    <style:style style:name="T2" style:family="text">
      <style:text-properties fo:font-style="italic" style:font-style-asian="italic" style:font-style-complex="italic"/>
    </style:style>
    <style:style style:name="T3" style:family="text">
      <style:text-properties fo:font-style="italic" officeooo:rsid="0012eb47" style:font-style-asian="italic" style:font-style-complex="italic"/>
    </style:style>
    <style:style style:name="T4" style:family="text">
      <style:text-properties fo:font-style="italic" style:font-style-asian="italic" style:font-name-complex="Calibri" style:font-size-complex="12pt" style:font-style-complex="italic"/>
    </style:style>
    <style:style style:name="T5" style:family="text">
      <style:text-properties fo:font-style="normal" style:font-style-asian="normal" style:font-style-complex="normal"/>
    </style:style>
    <style:style style:name="T6" style:family="text">
      <style:text-properties fo:font-weight="bold" officeooo:rsid="0003f174" style:font-weight-asian="bold" style:font-weight-complex="bold"/>
    </style:style>
    <style:style style:name="T7" style:family="text">
      <style:text-properties fo:font-weight="normal" officeooo:rsid="00004ef9" style:font-weight-asian="normal" style:font-weight-complex="normal"/>
    </style:style>
    <style:style style:name="T8" style:family="text">
      <style:text-properties officeooo:rsid="0003f174"/>
    </style:style>
    <style:style style:name="T9" style:family="text">
      <style:text-properties style:font-name="Liberation Sans" fo:font-size="18.2000007629395pt" fo:font-weight="bold" officeooo:rsid="000b17e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16381a"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6.1000003814697pt" fo:font-weight="bold" officeooo:rsid="0016381a" style:font-name-asian="Noto Sans CJK SC" style:font-size-asian="16.1000003814697pt" style:font-weight-asian="bold" style:font-name-complex="Lohit Devanagari" style:font-size-complex="16.1000003814697pt" style:font-weight-complex="bold"/>
    </style:style>
    <style:style style:name="T12" style:family="text">
      <style:text-properties style:font-name="Liberation Sans" fo:font-size="16.1000003814697pt" fo:font-weight="bold" officeooo:rsid="000b17e4" style:font-name-asian="Noto Sans CJK SC" style:font-size-asian="16.1000003814697pt" style:font-weight-asian="bold" style:font-name-complex="Lohit Devanagari" style:font-size-complex="16.1000003814697pt" style:font-weight-complex="bold"/>
    </style:style>
    <style:style style:name="T13" style:family="text">
      <style:text-properties style:text-position="0% 100%" fo:font-style="normal" style:font-style-asian="normal" style:font-style-complex="normal"/>
    </style:style>
    <style:style style:name="T14" style:family="text">
      <style:text-properties style:text-position="0% 100%" fo:font-style="normal" officeooo:rsid="000e8154" style:font-style-asian="normal" style:font-style-complex="normal"/>
    </style:style>
    <style:style style:name="T15" style:family="text">
      <style:text-properties officeooo:rsid="00112102"/>
    </style:style>
    <style:style style:name="T16" style:family="text">
      <style:text-properties style:font-name-complex="Calibri" style:font-size-complex="12pt"/>
    </style:style>
    <style:style style:name="T17" style:family="text">
      <style:text-properties officeooo:rsid="0012eb47" style:font-name-complex="Calibri" style:font-size-complex="12pt"/>
    </style:style>
    <style:style style:name="T18" style:family="text">
      <style:text-properties officeooo:rsid="001339b7"/>
    </style:style>
    <style:style style:name="T19" style:family="text">
      <style:text-properties officeooo:rsid="0016381a"/>
    </style:style>
    <style:style style:name="T20" style:family="text">
      <style:text-properties officeooo:rsid="00199f1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0">Revised e</text:span><text:span text:style-name="T9">xperiment protocol</text:span> <text:span text:style-name="T8">from: </text:span><text:span text:style-name="T3">The Rokers</text:span></text:h>
      <text:p text:style-name="P8"/>
      <text:p text:style-name="P10"><text:span text:style-name="T6">INSTRUCTIONS: </text:span><text:span text:style-name="T7">For</text:span><text:span text:style-name="T1"> each of the sections below, write in sufficient detail that someone else could take this document and run your experiment, without further input from you. You can replace the guidance notes with your answer. Do not exceed two pages for the main body of this document (use an appendix for a full list stimulus materials if you need to, but also give a clear sense of what the stimuli are in the main body of the text). Express everything in the future tense (bear in mind that, in your final report, you will need to convert this to the past tense). </text:span></text:p>
      <text:h text:style-name="P6" text:outline-level="2">Reflection and key changes</text:h>
      <text:p text:style-name="P11">W<text:span text:style-name="T19">e found no effect of encoding condition (Generate vs. Study) in our first experiment. <text:s/>Peformance was poor in both conditions, so this lack of difference <text:s/>may have been due to a floor effect. In the current experiment, we will test after each encoding condition to reduce memory load, and hopefully increase performance.</text:span></text:p>
      <text:h text:style-name="P4" text:outline-level="2">Participants <text:span text:style-name="T19">and apparatus</text:span></text:h>
      <text:p text:style-name="P12"><text:span text:style-name="T14">W</text:span><text:span text:style-name="T13">e will test a further 25 participants, from the same population as before, using the same apparatus.</text:span></text:p>
      <text:h text:style-name="P7" text:outline-level="2"><text:span text:style-name="T12">M</text:span><text:span text:style-name="T11">aterials</text:span></text:h>
      <text:p text:style-name="P12">The materials will be the same as our first experiment.</text:p>
      <text:h text:style-name="P4" text:outline-level="2">Procedure</text:h>
      <text:p text:style-name="P12">The procedure will be the same as our first experiment, except that a cued- recall test will follow each encoding condition (Generate, Study). Each test will comprise the 15 cues presented in the immediate<text:span text:style-name="T20">l</text:span>y preceding encoding condition.</text:p>
      <text:h text:style-name="P4" text:outline-level="2">Ethical statement</text:h>
      <text:p text:style-name="P13">T<text:span text:style-name="T19">his study presents no new ethical issues, relative to Experiment 1.</text:span></text:p>
      <text:h text:style-name="P5" text:outline-level="2"/>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y Wills</meta:initial-creator>
    <meta:creation-date>2019-12-04T16:47:20.889452175</meta:creation-date>
    <dc:date>2019-12-09T16:03:50.684802154</dc:date>
    <dc:creator>Andy Wills</dc:creator>
    <meta:editing-duration>PT7H9M42S</meta:editing-duration>
    <meta:editing-cycles>12</meta:editing-cycles>
    <meta:generator>LibreOffice/6.3.3.2$Linux_X86_64 LibreOffice_project/30$Build-2</meta:generator>
    <meta:document-statistic meta:table-count="0" meta:image-count="0" meta:object-count="0" meta:page-count="1" meta:paragraph-count="12" meta:word-count="247" meta:character-count="1480" meta:non-whitespace-character-count="1242"/>
  </office:meta>
</office:document-meta>
</file>